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46e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5ebe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a4adb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3f55f" officeooo:paragraph-rsid="00156c2b" fo:background-color="#ff8000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4adb" officeooo:paragraph-rsid="001a4adb" fo:background-color="#ff8000" style:font-size-asian="10.5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3f55f" officeooo:paragraph-rsid="0013f55f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56c2b" officeooo:paragraph-rsid="00156c2b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626af" officeooo:paragraph-rsid="001626af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88b2f" officeooo:paragraph-rsid="00188b2f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246e7" officeooo:paragraph-rsid="001246e7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5ebe0" officeooo:paragraph-rsid="0015ebe0" fo:background-color="transparent" style:font-size-asian="16pt" style:font-weight-asian="bold" style:font-size-complex="16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5ebe0" officeooo:paragraph-rsid="001a4adb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46e7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5ebe0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a4adb" style:font-size-asian="16pt" style:font-weight-asian="bold" style:font-size-complex="16pt" style:font-weight-complex="bold"/>
    </style:style>
    <style:style style:name="P1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46e7" officeooo:paragraph-rsid="001246e7" fo:background-color="#ff8000" style:font-size-asian="12pt" style:font-weight-asian="bold" style:font-size-complex="12pt" style:font-weight-complex="bold"/>
    </style:style>
    <style:style style:name="P1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3f55f" officeooo:paragraph-rsid="0013f55f" fo:background-color="#ff8000" style:font-size-asian="12pt" style:font-weight-asian="bold" style:font-size-complex="12pt" style:font-weight-complex="bold"/>
    </style:style>
    <style:style style:name="P1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5ebe0" officeooo:paragraph-rsid="0015ebe0" fo:background-color="#ff8000" style:font-size-asian="10.5pt" style:font-weight-asian="bold" style:font-size-complex="12pt" style:font-weight-complex="bold"/>
    </style:style>
    <style:style style:name="P1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26af" officeooo:paragraph-rsid="001626af" fo:background-color="#ff8000" style:font-size-asian="10.5pt" style:font-weight-asian="bold" style:font-size-complex="12pt" style:font-weight-complex="bold"/>
    </style:style>
    <style:style style:name="P2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4adb" officeooo:paragraph-rsid="001a4adb" fo:background-color="#ff8000" style:font-size-asian="10.5pt" style:font-weight-asian="bold" style:font-size-complex="12pt" style:font-weight-complex="bold"/>
    </style:style>
    <style:style style:name="P2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77ba" officeooo:paragraph-rsid="001b77ba" fo:background-color="#ff8000" style:font-size-asian="10.5pt" style:font-weight-asian="bold" style:font-size-complex="12pt" style:font-weight-complex="bold"/>
    </style:style>
    <style:style style:name="P2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cd251" officeooo:paragraph-rsid="001cd251" fo:background-color="#ff8000" style:font-size-asian="10.5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cd251" officeooo:paragraph-rsid="001cd251" fo:background-color="#ff8000" style:font-size-asian="10.5pt" style:font-weight-asian="bold" style:font-size-complex="12pt" style:font-weight-complex="bold"/>
    </style:style>
    <style:style style:name="P2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ed0b8" officeooo:paragraph-rsid="001ed0b8" fo:background-color="#ff8000" style:font-size-asian="10.5pt" style:font-weight-asian="bold" style:font-size-complex="12pt" style:font-weight-complex="bold"/>
    </style:style>
    <style:style style:name="P2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01ab4" officeooo:paragraph-rsid="00201ab4" fo:background-color="#ff8000" style:font-size-asian="10.5pt" style:font-weight-asian="bold" style:font-size-complex="12pt" style:font-weight-complex="bold"/>
    </style:style>
    <style:style style:name="P2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1ad86" officeooo:paragraph-rsid="0021ad86" fo:background-color="#ff8000" style:font-size-asian="10.5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1ad86" officeooo:paragraph-rsid="0021ad86" fo:background-color="#ff8000" style:font-size-asian="10.5pt" style:font-weight-asian="bold" style:font-size-complex="12pt" style:font-weight-complex="bold"/>
    </style:style>
    <style:style style:name="P2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96f9" officeooo:paragraph-rsid="002296f9" fo:background-color="#ff8000" style:font-size-asian="10.5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96f9" officeooo:paragraph-rsid="002296f9" fo:background-color="#ff8000" style:font-size-asian="10.5pt" style:font-weight-asian="bold" style:font-size-complex="12pt" style:font-weight-complex="bold"/>
    </style:style>
    <style:style style:name="P3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96f9" officeooo:paragraph-rsid="002296f9" fo:background-color="#ff8000" style:font-size-asian="10.5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1c7b62" officeooo:paragraph-rsid="001c7b62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0055b" officeooo:paragraph-rsid="0020055b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01ab4" officeooo:paragraph-rsid="00201ab4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Bitstream Vera Sans Mono" fo:font-size="12pt" style:text-underline-style="none" fo:font-weight="normal" officeooo:rsid="002296f9" officeooo:paragraph-rsid="002296f9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96f9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96f9" style:font-size-asian="16pt" style:font-weight-asian="bold" style:font-size-complex="16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5ebe0" officeooo:paragraph-rsid="002296f9" fo:background-color="transparent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style:font-name="Bitstream Vera Sans Mono" officeooo:rsid="001246e7"/>
    </style:style>
    <style:style style:name="T4" style:family="text">
      <style:text-properties officeooo:rsid="001482c3"/>
    </style:style>
    <style:style style:name="T5" style:family="text">
      <style:text-properties officeooo:rsid="0015ebe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d251" style:font-weight-asian="bold" style:font-weight-complex="bold"/>
    </style:style>
    <style:style style:name="T8" style:family="text">
      <style:text-properties fo:font-weight="bold" officeooo:rsid="00201ab4" style:font-weight-asian="bold" style:font-weight-complex="bold"/>
    </style:style>
    <style:style style:name="T9" style:family="text">
      <style:text-properties officeooo:rsid="001a4adb"/>
    </style:style>
    <style:style style:name="T10" style:family="text">
      <style:text-properties officeooo:rsid="001cd251"/>
    </style:style>
    <style:style style:name="T11" style:family="text">
      <style:text-properties officeooo:rsid="00201ab4"/>
    </style:style>
    <style:style style:name="T12" style:family="text">
      <style:text-properties officeooo:rsid="002296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Guias estelares</text:p>
      <text:p text:style-name="P1"><text:span text:style-name="T1">O guia estelar de </text:span><text:span text:style-name="T2">Git</text:span><text:span text:style-name="T3">Hub</text:span></text:p>
      <text:p text:style-name="P10">Introdução</text:p>
      <text:list xml:id="list3281496122" text:style-name="L1">
        <text:list-item>
          <text:p text:style-name="P16">Pra quem é o curso?</text:p>
        </text:list-item>
      </text:list>
      <text:p text:style-name="P6">O git é um gerenciado de projeto, <text:span text:style-name="T4">de histórico do</text:span> <text:span text:style-name="T4">projeto, alterações no projeto que forem sendo realizadas ao longo do tempo. </text:span>O GitHub é um repositório remoto de projetos. Podemos usar o Git sem o GitHub, mas não o inverso.</text:p>
      <text:p text:style-name="P6">Give your code a home in the cloud – “Colocando o código na nuvem”.</text:p>
      <text:p text:style-name="P6"/>
      <text:list xml:id="list234000284656417" text:continue-numbering="true" text:style-name="L1">
        <text:list-item>
          <text:p text:style-name="P17">Requisitos para o curso e revisão de Git</text:p>
        </text:list-item>
      </text:list>
      <text:p text:style-name="P7">$ git push – para enviar os arquivos e alterações para o repositório remoto (GitHub).</text:p>
      <text:p text:style-name="P7">$ git pull – Para trazer alterações que foram realizadas no próprio repositório remoto (GitHub) para o repositório local(Git).</text:p>
      <text:p text:style-name="P7">$ git clone – <text:span text:style-name="T5">Para baixar um repositório remoto qualquer e completo para o repositório locale seu repositório remoto.</text:span></text:p>
      <text:p text:style-name="P4"/>
      <text:p text:style-name="P14">Guias estelares</text:p>
      <text:p text:style-name="P2"><text:span text:style-name="T1">O guia estelar de </text:span><text:span text:style-name="T2">Git</text:span><text:span text:style-name="T3">Hub</text:span></text:p>
      <text:p text:style-name="P11">Primeiros passos</text:p>
      <text:list xml:id="list3370531716" text:style-name="L2">
        <text:list-item>
          <text:p text:style-name="P18">Criando uma conta</text:p>
        </text:list-item>
      </text:list>
      <text:p text:style-name="P8">acesse <text:a xlink:type="simple" xlink:href="https://github.com/" text:style-name="Internet_20_link" text:visited-style-name="Visited_20_Internet_20_Link">https://github.com</text:a> e clique em “<text:span text:style-name="T6">Sign up</text:span>” para criar uma conta. Crie um <text:span text:style-name="T6">Username</text:span>, adicione um endereço de <text:span text:style-name="T6">e-mail</text:span> e clrie uma <text:span text:style-name="T6">senha</text:span>.</text:p>
      <text:p text:style-name="P8">Em <text:span text:style-name="T6">Welcome to GitHub</text:span> preencha os dados de acordo com seu perfil. Depois verifique seu e-mail.</text:p>
      <text:p text:style-name="P8"/>
      <text:list xml:id="list234001868282916" text:continue-numbering="true" text:style-name="L2">
        <text:list-item>
          <text:p text:style-name="P19">Configurando perfil público</text:p>
        </text:list-item>
      </text:list>
      <text:p text:style-name="P9">Em <text:span text:style-name="T6">What do you want to do first?</text:span> Clique na imagem do perfil no canto direito superior, depois em <text:span text:style-name="T6">Your profile</text:span>, em seguida em <text:span text:style-name="T6">Edit profile</text:span>. Edite seu perfil com seu nome, e-mail principal e outros e-mail’s.</text:p>
      <text:p text:style-name="P9"/>
      <text:list xml:id="list234002326052172" text:continue-numbering="true" text:style-name="L2">
        <text:list-item>
          <text:p text:style-name="P20">Conhecendo a página do usuário.</text:p>
        </text:list-item>
      </text:list>
      <text:p text:style-name="P5"/>
      <text:p text:style-name="P15">Guias estelares</text:p>
      <text:p text:style-name="P3"><text:span text:style-name="T1">O guia estelar de </text:span><text:span text:style-name="T2">Git</text:span><text:span text:style-name="T3">Hub</text:span></text:p>
      <text:p text:style-name="P12">Primeiros <text:span text:style-name="T9">Criando repositórios</text:span></text:p>
      <text:list xml:id="list3688792935" text:style-name="L3">
        <text:list-item>
          <text:p text:style-name="P21">Criando repositório online</text:p>
        </text:list-item>
      </text:list>
      <text:p text:style-name="P31">No canto direito superior clique no símbolo do + e depois em “<text:span text:style-name="T6">New repository</text:span>”. <text:span text:style-name="T10">Em “</text:span><text:span text:style-name="T7">Repository name</text:span><text:span text:style-name="T10">” coloque um nome para o seu repositório. Deixe a opção “</text:span><text:span text:style-name="T7">Public</text:span><text:span text:style-name="T10">” marcado. Marque a opção “</text:span><text:span text:style-name="T7">Add a README file</text:span><text:span text:style-name="T10">”. Por fim, clique em “</text:span><text:span text:style-name="T7">Create repository</text:span><text:span text:style-name="T10">”.</text:span></text:p>
      <text:p text:style-name="P31"/>
      <text:list xml:id="list234000513411815" text:continue-numbering="true" text:style-name="L3">
        <text:list-item>
          <text:p text:style-name="P22">Conhecendo a página do repositório</text:p>
        </text:list-item>
      </text:list>
      <text:p text:style-name="P23"/>
      <text:list xml:id="list234000827695917" text:continue-numbering="true" text:style-name="L3">
        <text:list-item>
          <text:p text:style-name="P24">Atualizando o repositório</text:p>
        </text:list-item>
      </text:list>
      <text:p text:style-name="P32">Selecione o arquivo no repositório e clique no lápis do lado direito do nome do arquivo para editar. Após realizar as alterações, você pode ver como irão ficar as alterações clicando em “<text:span text:style-name="T6">Preview changes</text:span>”. O que está com uma barra vermelha ao lado significa como era o arquivo antes de ser alterado. O que está em verde, significa o que foi alterado.</text:p>
      <text:p text:style-name="P32">Qualquer arquivo online que for realizado alteração, já estará sendo feito um commit. No final da página da ediç;ao do arquivo terá o campo “<text:span text:style-name="T6">Commit changes</text:span>”. Nos campos em branco, preencha com alguma mensagem a respeito do que foi realizado no arquivo. <text:span text:style-name="T11">Depois clique no botão verde “</text:span><text:span text:style-name="T8">Commit changes</text:span><text:span text:style-name="T11">”.</text:span></text:p>
      <text:p text:style-name="P32"/>
      <text:list xml:id="list234001703237786" text:continue-numbering="true" text:style-name="L3">
        <text:list-item>
          <text:p text:style-name="P25">Copiando ideia de README pessoal</text:p>
        </text:list-item>
      </text:list>
      <text:p text:style-name="P33"/>
      <text:list xml:id="list234000949517496" text:continue-numbering="true" text:style-name="L3">
        <text:list-item>
          <text:p text:style-name="P26">Colaborando em outros repositórios</text:p>
        </text:list-item>
      </text:list>
      <text:p text:style-name="P27"/>
      <text:list xml:id="list234001888960751" text:continue-numbering="true" text:style-name="L3">
        <text:list-item>
          <text:p text:style-name="P28">Conhecendoo restante da página pessoal</text:p>
        </text:list-item>
      </text:list>
      <text:p text:style-name="P29"/>
      <text:p text:style-name="P36">Guias estelares</text:p>
      <text:p text:style-name="P35"><text:span text:style-name="T1">O guia estelar de </text:span><text:span text:style-name="T2">Git</text:span><text:span text:style-name="T3">Hub</text:span></text:p>
      <text:p text:style-name="P37"><text:span text:style-name="T12">Trabalhando com repositórios</text:span></text:p>
      <text:list xml:id="list3256155468" text:style-name="L4">
        <text:list-item>
          <text:p text:style-name="P30">Criando chave SSH</text:p>
        </text:list-item>
      </text:list>
      <text:p text:style-name="P34"/>
      <text:list xml:id="list234001695380602" text:continue-numbering="true" text:style-name="L4">
        <text:list-item>
          <text:p text:style-name="P3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6:42:10.676636584</meta:creation-date>
    <dc:date>2021-04-15T23:40:00.153623089</dc:date>
    <meta:editing-duration>PT28M44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4" meta:paragraph-count="36" meta:word-count="435" meta:character-count="2555" meta:non-whitespace-character-count="2164"/>
  </office:meta>
</office:document-meta>
</file>